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.Location( int longitude , int latit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ation.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ssue244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sue2447.test_for_issu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